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dash" draw:stroke-dash="Fine_20_Dotted" svg:stroke-width="0.05cm" draw:marker-start-width="0.29cm" draw:marker-end-width="0.29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custom-shape draw:style-name="gr1" draw:text-style-name="P1" xml:id="id1" draw:id="id1" draw:layer="layout" svg:width="1.3cm" svg:height="1.3cm" svg:x="1.6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3cm" svg:height="1.3cm" svg:x="10.2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3cm" svg:height="1.3cm" svg:x="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3cm" svg:height="1.3cm" svg:x="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3cm" svg:height="1.3cm" svg:x="6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s" svg:x1="2.9cm" svg:y1="2.25cm" svg:x2="10.2cm" svg:y2="2.25cm" draw:start-shape="id1" draw:start-glue-point="10" draw:end-shape="id2" draw:end-glue-point="6" svg:d="m2900 2250h502 6297 501" svg:viewBox="0 0 7301 1">
          <text:p/>
        </draw:connector>
        <draw:connector draw:style-name="gr2" draw:text-style-name="P1" draw:layer="layout" draw:type="line" svg:x1="2.9cm" svg:y1="2.25cm" svg:x2="6cm" svg:y2="3.15cm" draw:start-shape="id1" draw:start-glue-point="1" draw:end-shape="id3" draw:end-glue-point="6" svg:d="m2900 2250 3100 900" svg:viewBox="0 0 3101 901">
          <text:p/>
        </draw:connector>
        <draw:connector draw:style-name="gr2" draw:text-style-name="P1" draw:layer="layout" draw:type="line" svg:x1="2.9cm" svg:y1="2.25cm" svg:x2="6cm" svg:y2="4.65cm" draw:start-shape="id1" draw:start-glue-point="10" draw:end-shape="id4" draw:end-glue-point="6" svg:d="m2900 2250 3100 2400" svg:viewBox="0 0 3101 2401">
          <text:p/>
        </draw:connector>
        <draw:connector draw:style-name="gr2" draw:text-style-name="P1" draw:layer="layout" draw:type="line" svg:x1="2.9cm" svg:y1="2.25cm" svg:x2="6cm" svg:y2="7.45cm" draw:start-shape="id1" draw:start-glue-point="10" draw:end-shape="id5" draw:end-glue-point="6" svg:d="m2900 2250 3100 5200" svg:viewBox="0 0 3101 5201">
          <text:p/>
        </draw:connector>
        <draw:connector draw:style-name="gr2" draw:text-style-name="P1" draw:layer="layout" draw:type="line" svg:x1="7.3cm" svg:y1="3.15cm" svg:x2="10.2cm" svg:y2="2.25cm" draw:start-shape="id3" draw:start-glue-point="10" draw:end-shape="id2" draw:end-glue-point="6" svg:d="m7300 3150 2900-900" svg:viewBox="0 0 2901 901">
          <text:p/>
        </draw:connector>
        <draw:connector draw:style-name="gr2" draw:text-style-name="P1" draw:layer="layout" draw:type="line" svg:x1="7.3cm" svg:y1="4.65cm" svg:x2="10.2cm" svg:y2="2.25cm" draw:start-shape="id4" draw:start-glue-point="10" draw:end-shape="id2" draw:end-glue-point="6" svg:d="m7300 4650 2900-2400" svg:viewBox="0 0 2901 2401">
          <text:p/>
        </draw:connector>
        <draw:connector draw:style-name="gr2" draw:text-style-name="P1" draw:layer="layout" draw:type="line" svg:x1="7.3cm" svg:y1="7.45cm" svg:x2="10.2cm" svg:y2="2.25cm" draw:start-shape="id5" draw:start-glue-point="10" draw:end-shape="id2" draw:end-glue-point="6" svg:d="m7300 7450 2900-5200" svg:viewBox="0 0 2901 5201">
          <text:p/>
        </draw:connector>
        <draw:connector draw:style-name="gr3" draw:text-style-name="P1" draw:layer="layout" draw:type="line" svg:x1="6.65cm" svg:y1="5.3cm" svg:x2="6.65cm" svg:y2="6.8cm" draw:start-shape="id4" draw:start-glue-point="8" draw:end-shape="id5" draw:end-glue-point="4" svg:d="m6650 5300v1500" svg:viewBox="0 0 1 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6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